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1fc26" officeooo:paragraph-rsid="0001fc26"/>
    </style:style>
    <style:style style:name="P2" style:family="paragraph" style:parent-style-name="Standard">
      <style:text-properties fo:language="pt" fo:country="BR" officeooo:rsid="0003754e" officeooo:paragraph-rsid="00037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á meu nome é Márcio. </text:p>
      <text:p text:style-name="P2">33 anos de id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22-02-02T16:24:27.351000000</dc:date>
    <meta:editing-duration>PT22M23S</meta:editing-duration>
    <meta:editing-cycles>2</meta:editing-cycles>
    <meta:document-statistic meta:table-count="0" meta:image-count="0" meta:object-count="0" meta:page-count="1" meta:paragraph-count="2" meta:word-count="9" meta:character-count="39" meta:non-whitespace-character-count="31"/>
  </office:meta>
</office:document-meta>
</file>